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ObjectReplacements/Obj101" manifest:media-type="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Obj101" manifest:media-type="application/vnd.sun.star.oleobject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715in" fo:margin-top="0in" fo:margin-bottom="0in" table:align="center" style:writing-mode="lr-tb"/>
    </style:style>
    <style:style style:name="Table1.A" style:family="table-column">
      <style:table-column-properties style:column-width="1.0333in"/>
    </style:style>
    <style:style style:name="Table1.B" style:family="table-column">
      <style:table-column-properties style:column-width="0.4965in"/>
    </style:style>
    <style:style style:name="Table1.C" style:family="table-column">
      <style:table-column-properties style:column-width="0.5028in"/>
    </style:style>
    <style:style style:name="Table1.D" style:family="table-column">
      <style:table-column-properties style:column-width="0.4917in"/>
    </style:style>
    <style:style style:name="Table1.E" style:family="table-column">
      <style:table-column-properties style:column-width="0.4924in"/>
    </style:style>
    <style:style style:name="Table1.G" style:family="table-column">
      <style:table-column-properties style:column-width="0.4931in"/>
    </style:style>
    <style:style style:name="Table1.J" style:family="table-column">
      <style:table-column-properties style:column-width="0.8854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-left="0.0486in" fo:padding-right="0.0486in" fo:padding-top="0in" fo:padding-bottom="0in" fo:border="0.5pt solid #000000"/>
    </style:style>
    <style:style style:name="Table1.3" style:family="table-row">
      <style:table-row-properties fo:keep-together="auto"/>
    </style:style>
    <style:style style:name="Table2" style:family="table">
      <style:table-properties style:width="5.4181in" fo:margin-top="0in" fo:margin-bottom="0in" table:align="center" style:writing-mode="lr-tb"/>
    </style:style>
    <style:style style:name="Table2.A" style:family="table-column">
      <style:table-column-properties style:column-width="0.7292in"/>
    </style:style>
    <style:style style:name="Table2.B" style:family="table-column">
      <style:table-column-properties style:column-width="0.7438in"/>
    </style:style>
    <style:style style:name="Table2.C" style:family="table-column">
      <style:table-column-properties style:column-width="0.7201in"/>
    </style:style>
    <style:style style:name="Table2.E" style:family="table-column">
      <style:table-column-properties style:column-width="0.5354in"/>
    </style:style>
    <style:style style:name="Table2.F" style:family="table-column">
      <style:table-column-properties style:column-width="0.4924in"/>
    </style:style>
    <style:style style:name="Table2.H" style:family="table-column">
      <style:table-column-properties style:column-width="0.491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035in" fo:padding-right="0.0035in" fo:padding-top="0in" fo:padding-bottom="0in" fo:border="0.5pt solid #000000"/>
    </style:style>
    <style:style style:name="Table2.B2" style:family="table-cell">
      <style:table-cell-properties fo:padding-left="0.0035in" fo:padding-right="0.1181in" fo:padding-top="0in" fo:padding-bottom="0in" fo:border="0.5pt solid #000000"/>
    </style:style>
    <style:style style:name="Table2.F2" style:family="table-cell">
      <style:table-cell-properties style:vertical-align="middle" fo:padding-left="0.0035in" fo:padding-right="0.0035in" fo:padding-top="0in" fo:padding-bottom="0in" fo:border="0.5pt solid #000000"/>
    </style:style>
    <style:style style:name="P1" style:family="paragraph" style:parent-style-name="Body_20_Text_20_Indent_20_2">
      <style:paragraph-properties>
        <style:tab-stops>
          <style:tab-stop style:position="0.4925in"/>
        </style:tab-stops>
      </style:paragraph-properties>
    </style:style>
    <style:style style:name="P2" style:family="paragraph" style:parent-style-name="Body_20_Text_20_Indent_20_2">
      <style:paragraph-properties fo:margin-left="0in" fo:margin-right="0in" fo:text-align="center" style:justify-single-word="false" fo:text-indent="0in" style:auto-text-indent="false">
        <style:tab-stops>
          <style:tab-stop style:position="0.4925in"/>
        </style:tab-stops>
      </style:paragraph-properties>
    </style:style>
    <style:style style:name="P3" style:family="paragraph" style:parent-style-name="Body_20_Text_20_Indent_20_2">
      <style:paragraph-properties fo:margin-top="0.0835in" fo:margin-bottom="0.1665in" style:contextual-spacing="false">
        <style:tab-stops>
          <style:tab-stop style:position="0.4925in"/>
        </style:tab-stops>
      </style:paragraph-properties>
    </style:style>
    <style:style style:name="P4" style:family="paragraph" style:parent-style-name="Standard">
      <style:paragraph-properties fo:text-align="center" style:justify-single-word="false">
        <style:tab-stops>
          <style:tab-stop style:position="0.4925in"/>
        </style:tab-stops>
      </style:paragraph-properties>
    </style:style>
    <style:style style:name="P5" style:family="paragraph" style:parent-style-name="Standard">
      <style:paragraph-properties fo:text-align="center" style:justify-single-word="false" fo:orphans="0" fo:widows="0">
        <style:tab-stops>
          <style:tab-stop style:position="0.4925in"/>
        </style:tab-stops>
      </style:paragraph-properties>
      <style:text-properties fo:color="#000000" loext:opacity="100%" style:font-name-complex="Arial2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4925in"/>
        </style:tab-stops>
      </style:paragraph-properties>
      <style:text-properties fo:color="#000000" loext:opacity="100%" style:font-name-complex="Arial2"/>
    </style:style>
    <style:style style:name="P7" style:family="paragraph" style:parent-style-name="Standard">
      <style:paragraph-properties fo:text-align="justify" style:justify-single-word="false" fo:orphans="0" fo:widows="0">
        <style:tab-stops>
          <style:tab-stop style:position="0.4925in"/>
        </style:tab-stops>
      </style:paragraph-properties>
      <style:text-properties fo:color="#000000" loext:opacity="100%" style:font-name-complex="Arial2"/>
    </style:style>
    <style:style style:name="P8" style:family="paragraph" style:parent-style-name="Standard">
      <style:paragraph-properties fo:text-align="center" style:justify-single-word="false" fo:orphans="0" fo:widows="0">
        <style:tab-stops>
          <style:tab-stop style:position="0.4925in"/>
        </style:tab-stops>
      </style:paragraph-properties>
      <style:text-properties fo:color="#000000" loext:opacity="100%" style:font-name-complex="Arial2"/>
    </style:style>
    <style:style style:name="P9" style:family="paragraph" style:parent-style-name="Standard">
      <style:paragraph-properties fo:text-align="center" style:justify-single-word="false" fo:orphans="0" fo:widows="0">
        <style:tab-stops>
          <style:tab-stop style:position="0.4925in"/>
        </style:tab-stops>
      </style:paragraph-properties>
      <style:text-properties fo:color="#000000" loext:opacity="100%" style:font-name-complex="Arial2" style:font-size-complex="11pt"/>
    </style:style>
    <style:style style:name="P10" style:family="paragraph" style:parent-style-name="Standard">
      <style:paragraph-properties fo:text-align="center" style:justify-single-word="false" fo:orphans="0" fo:widows="0">
        <style:tab-stops>
          <style:tab-stop style:position="0.4925in"/>
        </style:tab-stops>
      </style:paragraph-properties>
      <style:text-properties fo:color="#000000" loext:opacity="100%" officeooo:rsid="00124a46" officeooo:paragraph-rsid="00124a46" style:font-name-complex="Arial2"/>
    </style:style>
    <style:style style:name="P11" style:family="paragraph" style:parent-style-name="Standard">
      <style:paragraph-properties fo:text-align="center" style:justify-single-word="false" fo:orphans="0" fo:widows="0">
        <style:tab-stops>
          <style:tab-stop style:position="0.4925in"/>
        </style:tab-stops>
      </style:paragraph-properties>
      <style:text-properties fo:color="#000000" loext:opacity="100%" officeooo:rsid="0013c07b" officeooo:paragraph-rsid="0013c07b" style:font-name-complex="Arial2"/>
    </style:style>
    <style:style style:name="P12" style:family="paragraph" style:parent-style-name="Standard">
      <style:paragraph-properties fo:text-align="center" style:justify-single-word="false" fo:orphans="0" fo:widows="0">
        <style:tab-stops>
          <style:tab-stop style:position="0.4925in"/>
        </style:tab-stops>
      </style:paragraph-properties>
      <style:text-properties fo:color="#000000" loext:opacity="100%" style:font-name-complex="Symbol1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style:font-name="Times New Roman"/>
    </style:style>
    <style:style style:name="P14" style:family="paragraph" style:parent-style-name="Standard">
      <style:paragraph-properties fo:text-align="center" style:justify-single-word="false" fo:orphans="0" fo:widows="0">
        <style:tab-stops>
          <style:tab-stop style:position="0.4925in"/>
        </style:tab-stops>
      </style:paragraph-properties>
      <style:text-properties fo:color="#000000" loext:opacity="100%" style:font-name="Times New Roman" fo:font-size="8pt" style:font-size-asian="8pt" style:font-size-complex="8pt"/>
    </style:style>
    <style:style style:name="P15" style:family="paragraph" style:parent-style-name="Standard">
      <style:paragraph-properties fo:text-align="center" style:justify-single-word="false" fo:orphans="0" fo:widows="0">
        <style:tab-stops>
          <style:tab-stop style:position="0.4925in"/>
        </style:tab-stops>
      </style:paragraph-properties>
      <style:text-properties fo:color="#000000" loext:opacity="100%" style:font-name="Times New Roman" officeooo:rsid="0013c07b" officeooo:paragraph-rsid="0013c07b"/>
    </style:style>
    <style:style style:name="P16" style:family="paragraph" style:parent-style-name="Standard">
      <style:paragraph-properties fo:text-align="center" style:justify-single-word="false" fo:orphans="0" fo:widows="0">
        <style:tab-stops>
          <style:tab-stop style:position="0.4925in"/>
        </style:tab-stops>
      </style:paragraph-properties>
      <style:text-properties fo:color="#000000" loext:opacity="100%" style:rfc-language-tag="es-ES-u-co-trad" fo:language="es" fo:country="ES" style:font-name-complex="Arial2"/>
    </style:style>
    <style:style style:name="P17" style:family="paragraph" style:parent-style-name="Standard">
      <style:paragraph-properties fo:text-align="center" style:justify-single-word="false" fo:orphans="0" fo:widows="0">
        <style:tab-stops>
          <style:tab-stop style:position="0.4925in"/>
        </style:tab-stops>
      </style:paragraph-properties>
      <style:text-properties fo:color="#000000" loext:opacity="100%" style:rfc-language-tag="es-ES-u-co-trad" fo:language="es" fo:country="ES" fo:font-style="italic" style:font-style-asian="italic" style:font-name-complex="Arial2"/>
    </style:style>
    <style:style style:name="P18" style:family="paragraph" style:parent-style-name="Standard">
      <style:paragraph-properties fo:text-align="center" style:justify-single-word="false" fo:orphans="0" fo:widows="0">
        <style:tab-stops>
          <style:tab-stop style:position="0.4925in"/>
        </style:tab-stops>
      </style:paragraph-properties>
      <style:text-properties fo:color="#000000" loext:opacity="100%" fo:font-style="italic" style:font-style-asian="italic" style:font-name-complex="Arial2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4925in"/>
        </style:tab-stops>
      </style:paragraph-properties>
      <style:text-properties fo:color="#000000" loext:opacity="100%" fo:font-weight="bold" style:font-weight-asian="bold" style:font-name-complex="Arial2" style:font-weight-complex="bold"/>
    </style:style>
    <style:style style:name="P20" style:family="paragraph" style:parent-style-name="Standard">
      <style:paragraph-properties fo:text-align="center" style:justify-single-word="false" fo:orphans="0" fo:widows="0">
        <style:tab-stops>
          <style:tab-stop style:position="0.4925in"/>
        </style:tab-stops>
      </style:paragraph-properties>
      <style:text-properties fo:color="#000000" loext:opacity="100%" fo:font-size="8pt" style:font-size-asian="8pt" style:font-name-complex="Arial2" style:font-size-complex="8pt"/>
    </style:style>
    <style:style style:name="P21" style:family="paragraph" style:parent-style-name="Standard">
      <style:paragraph-properties fo:text-align="center" style:justify-single-word="false" fo:orphans="0" fo:widows="0">
        <style:tab-stops>
          <style:tab-stop style:position="0.4925in"/>
        </style:tab-stops>
      </style:paragraph-properties>
      <style:text-properties style:font-name-complex="Arial2"/>
    </style:style>
    <style:style style:name="P22" style:family="paragraph" style:parent-style-name="Standard">
      <style:paragraph-properties fo:text-align="center" style:justify-single-word="false" fo:orphans="0" fo:widows="0">
        <style:tab-stops>
          <style:tab-stop style:position="0.4925in"/>
        </style:tab-stops>
      </style:paragraph-properties>
      <style:text-properties style:font-name-complex="Arial2" style:font-size-complex="11pt"/>
    </style:style>
    <style:style style:name="P23" style:family="paragraph" style:parent-style-name="Standard">
      <style:paragraph-properties fo:text-align="center" style:justify-single-word="false" fo:orphans="0" fo:widows="0">
        <style:tab-stops>
          <style:tab-stop style:position="0.4925in"/>
        </style:tab-stops>
      </style:paragraph-properties>
      <style:text-properties officeooo:rsid="00124a46" officeooo:paragraph-rsid="00124a46" style:font-name-complex="Arial2"/>
    </style:style>
    <style:style style:name="P24" style:family="paragraph" style:parent-style-name="Standard">
      <style:paragraph-properties fo:text-align="center" style:justify-single-word="false" fo:orphans="0" fo:widows="0">
        <style:tab-stops>
          <style:tab-stop style:position="0.4925in"/>
        </style:tab-stops>
      </style:paragraph-properties>
      <style:text-properties officeooo:rsid="0013c07b" officeooo:paragraph-rsid="0013c07b" style:font-name-complex="Arial2"/>
    </style:style>
    <style:style style:name="P25" style:family="paragraph" style:parent-style-name="Standard">
      <style:paragraph-properties fo:text-align="justify" style:justify-single-word="false">
        <style:tab-stops>
          <style:tab-stop style:position="0.4925in"/>
        </style:tab-stops>
      </style:paragraph-properties>
    </style:style>
    <style:style style:name="P26" style:family="paragraph" style:parent-style-name="Standard">
      <style:paragraph-properties fo:margin-top="0.1665in" fo:margin-bottom="0in" style:contextual-spacing="false" fo:text-align="justify" style:justify-single-word="false">
        <style:tab-stops>
          <style:tab-stop style:position="0.4925in"/>
        </style:tab-stops>
      </style:paragraph-properties>
    </style:style>
    <style:style style:name="P27" style:family="paragraph" style:parent-style-name="Standard" style:list-style-name="WWNum2">
      <style:paragraph-properties fo:margin-left="0.1972in" fo:margin-right="0in" fo:margin-top="0.0835in" fo:margin-bottom="0in" style:contextual-spacing="false" fo:text-align="justify" style:justify-single-word="false" fo:text-indent="-0.1972in" style:auto-text-indent="false">
        <style:tab-stops>
          <style:tab-stop style:position="0.1972in"/>
          <style:tab-stop style:position="0.4925in"/>
        </style:tab-stops>
      </style:paragraph-properties>
    </style:style>
    <style:style style:name="P28" style:family="paragraph" style:parent-style-name="Standard" style:list-style-name="WWNum2">
      <style:paragraph-properties fo:margin-left="0.1972in" fo:margin-right="0in" fo:margin-top="0.0835in" fo:margin-bottom="0in" style:contextual-spacing="false" fo:text-align="justify" style:justify-single-word="false" fo:text-indent="-0.1972in" style:auto-text-indent="false">
        <style:tab-stops>
          <style:tab-stop style:position="0.1972in"/>
          <style:tab-stop style:position="0.4925in"/>
        </style:tab-stops>
      </style:paragraph-properties>
      <style:text-properties officeooo:rsid="00108f89" officeooo:paragraph-rsid="00108f89"/>
    </style:style>
    <style:style style:name="P29" style:family="paragraph" style:parent-style-name="Standard" style:list-style-name="WWNum2">
      <style:paragraph-properties fo:margin-left="0.1972in" fo:margin-right="0in" fo:margin-top="0.0835in" fo:margin-bottom="0in" style:contextual-spacing="false" fo:text-align="justify" style:justify-single-word="false" fo:text-indent="-0.1972in" style:auto-text-indent="false">
        <style:tab-stops>
          <style:tab-stop style:position="0.1972in"/>
          <style:tab-stop style:position="0.4925in"/>
        </style:tab-stops>
      </style:paragraph-properties>
      <style:text-properties officeooo:rsid="0014b5fe" officeooo:paragraph-rsid="0014b5fe"/>
    </style:style>
    <style:style style:name="P30" style:family="paragraph" style:parent-style-name="Standard">
      <style:paragraph-properties fo:margin-top="0.0835in" fo:margin-bottom="0in" style:contextual-spacing="false" fo:text-align="justify" style:justify-single-word="false" fo:orphans="0" fo:widows="0">
        <style:tab-stops>
          <style:tab-stop style:position="0.4925in"/>
        </style:tab-stops>
      </style:paragraph-properties>
      <style:text-properties fo:color="#000000" loext:opacity="100%" style:font-name-complex="Arial2"/>
    </style:style>
    <style:style style:name="P31" style:family="paragraph" style:parent-style-name="Standard">
      <style:paragraph-properties fo:margin-top="0.0835in" fo:margin-bottom="0in" style:contextual-spacing="false" fo:text-align="center" style:justify-single-word="false" fo:orphans="0" fo:widows="0">
        <style:tab-stops>
          <style:tab-stop style:position="0.4925in"/>
        </style:tab-stops>
      </style:paragraph-properties>
      <style:text-properties fo:color="#000000" loext:opacity="100%" style:rfc-language-tag="es-ES-u-co-trad" fo:language="es" fo:country="ES" style:font-name-complex="Arial2" style:font-size-complex="12pt"/>
    </style:style>
    <style:style style:name="P32" style:family="paragraph" style:parent-style-name="Standard">
      <style:paragraph-properties fo:margin-top="0.0835in" fo:margin-bottom="0in" style:contextual-spacing="false" fo:text-align="center" style:justify-single-word="false" fo:orphans="0" fo:widows="0">
        <style:tab-stops>
          <style:tab-stop style:position="0.4925in"/>
        </style:tab-stops>
      </style:paragraph-properties>
      <style:text-properties fo:color="#000000" loext:opacity="100%" fo:font-size="14pt" style:rfc-language-tag="es-ES-u-co-trad" fo:language="es" fo:country="ES" style:font-size-asian="14pt" style:font-name-complex="Arial2"/>
    </style:style>
    <style:style style:name="P33" style:family="paragraph" style:parent-style-name="Standard" style:list-style-name="WWNum2">
      <style:paragraph-properties fo:margin-left="0.8425in" fo:margin-right="0in" fo:margin-top="0.1665in" fo:margin-bottom="0in" style:contextual-spacing="false" fo:text-align="justify" style:justify-single-word="false" fo:text-indent="-0.8425in" style:auto-text-indent="false" fo:keep-with-next="always">
        <style:tab-stops>
          <style:tab-stop style:position="0.2957in"/>
          <style:tab-stop style:position="0.4925in"/>
        </style:tab-stops>
      </style:paragraph-properties>
      <style:text-properties officeooo:paragraph-rsid="00108f89"/>
    </style:style>
    <style:style style:name="P34" style:family="paragraph" style:parent-style-name="Standard" style:list-style-name="WWNum2">
      <style:paragraph-properties fo:margin-left="0.2953in" fo:margin-right="0in" fo:margin-top="0.1665in" fo:margin-bottom="0in" style:contextual-spacing="false" fo:text-align="justify" style:justify-single-word="false" fo:text-indent="-0.2953in" style:auto-text-indent="false" fo:keep-with-next="always">
        <style:tab-stops>
          <style:tab-stop style:position="0.2957in"/>
          <style:tab-stop style:position="0.4925in"/>
        </style:tab-stops>
      </style:paragraph-properties>
    </style:style>
    <style:style style:name="P35" style:family="paragraph" style:parent-style-name="Standard" style:list-style-name="WWNum2">
      <style:paragraph-properties fo:margin-left="0.2953in" fo:margin-right="0in" fo:margin-top="0.1665in" fo:margin-bottom="0in" style:contextual-spacing="false" fo:text-align="justify" style:justify-single-word="false" fo:text-indent="-0.2953in" style:auto-text-indent="false">
        <style:tab-stops>
          <style:tab-stop style:position="0.2957in"/>
          <style:tab-stop style:position="0.4925in"/>
        </style:tab-stops>
      </style:paragraph-properties>
    </style:style>
    <style:style style:name="P36" style:family="paragraph" style:parent-style-name="Standard" style:list-style-name="WWNum2">
      <style:paragraph-properties fo:margin-left="0.2953in" fo:margin-right="0in" fo:margin-top="0.1665in" fo:margin-bottom="0in" style:contextual-spacing="false" fo:text-align="justify" style:justify-single-word="false" fo:text-indent="-0.2953in" style:auto-text-indent="false">
        <style:tab-stops>
          <style:tab-stop style:position="0.2957in"/>
          <style:tab-stop style:position="0.4925in"/>
        </style:tab-stops>
      </style:paragraph-properties>
      <style:text-properties officeooo:rsid="0013c07b" officeooo:paragraph-rsid="0013c07b"/>
    </style:style>
    <style:style style:name="P37" style:family="paragraph" style:parent-style-name="Standard" style:list-style-name="WWNum2">
      <style:paragraph-properties fo:margin-left="0.2953in" fo:margin-right="0in" fo:margin-top="0.1665in" fo:margin-bottom="0in" style:contextual-spacing="false" fo:text-align="justify" style:justify-single-word="false" fo:text-indent="-0.2953in" style:auto-text-indent="false">
        <style:tab-stops>
          <style:tab-stop style:position="0.2957in"/>
          <style:tab-stop style:position="0.4925in"/>
        </style:tab-stops>
      </style:paragraph-properties>
      <style:text-properties officeooo:rsid="00166898" officeooo:paragraph-rsid="00166898"/>
    </style:style>
    <style:style style:name="P38" style:family="paragraph" style:parent-style-name="Standard" style:list-style-name="WWNum1">
      <style:paragraph-properties fo:margin-left="0.4957in" fo:margin-right="0in" fo:margin-top="0.0835in" fo:margin-bottom="0in" style:contextual-spacing="false" fo:text-align="justify" style:justify-single-word="false" fo:text-indent="-0.248in" style:auto-text-indent="false">
        <style:tab-stops>
          <style:tab-stop style:position="0.4925in"/>
        </style:tab-stops>
      </style:paragraph-properties>
    </style:style>
    <style:style style:name="P39" style:family="paragraph" style:parent-style-name="Standard">
      <style:paragraph-properties fo:margin-left="0.4957in" fo:margin-right="0in" fo:margin-top="0.0835in" fo:margin-bottom="0in" style:contextual-spacing="false" fo:text-align="justify" style:justify-single-word="false" fo:text-indent="0in" style:auto-text-indent="false">
        <style:tab-stops>
          <style:tab-stop style:position="0.4925in"/>
        </style:tab-stops>
      </style:paragraph-properties>
      <style:text-properties fo:color="#000000" loext:opacity="100%" style:font-name-complex="Arial2"/>
    </style:style>
    <style:style style:name="P40" style:family="paragraph" style:parent-style-name="Standard">
      <style:paragraph-properties fo:margin-left="0.4957in" fo:margin-right="0in" fo:margin-top="0.0835in" fo:margin-bottom="0in" style:contextual-spacing="false" fo:text-align="justify" style:justify-single-word="false" fo:text-indent="0in" style:auto-text-indent="false">
        <style:tab-stops>
          <style:tab-stop style:position="0.4925in"/>
        </style:tab-stops>
      </style:paragraph-properties>
    </style:style>
    <style:style style:name="P41" style:family="paragraph" style:parent-style-name="Standard">
      <style:paragraph-properties fo:margin-left="0in" fo:margin-right="0in" fo:margin-top="0.1665in" fo:margin-bottom="0in" style:contextual-spacing="false" fo:text-align="justify" style:justify-single-word="false" fo:text-indent="0in" style:auto-text-indent="false" fo:keep-with-next="always">
        <style:tab-stops>
          <style:tab-stop style:position="0.2957in"/>
          <style:tab-stop style:position="0.4925in"/>
        </style:tab-stops>
      </style:paragraph-properties>
    </style:style>
    <style:style style:name="P42" style:family="paragraph" style:parent-style-name="Title">
      <style:paragraph-properties fo:margin-top="0in" fo:margin-bottom="0.0835in" style:contextual-spacing="false">
        <style:tab-stops>
          <style:tab-stop style:position="0.4925in"/>
        </style:tab-stops>
      </style:paragraph-properties>
    </style:style>
    <style:style style:name="T1" style:family="text">
      <style:text-properties fo:color="#000000" loext:opacity="100%" style:font-name="Arial" style:font-name-complex="Arial2"/>
    </style:style>
    <style:style style:name="T2" style:family="text">
      <style:text-properties fo:color="#000000" loext:opacity="100%" style:font-name="Arial" fo:font-size="12pt" style:font-name-asian="Times New Roman1" style:font-size-asian="12pt" style:language-asian="pt" style:country-asian="BR" style:font-name-complex="Arial2" style:font-size-complex="10pt"/>
    </style:style>
    <style:style style:name="T3" style:family="text">
      <style:text-properties fo:color="#000000" loext:opacity="100%" style:font-name="Times New Roman"/>
    </style:style>
    <style:style style:name="T4" style:family="text">
      <style:text-properties fo:color="#000000" loext:opacity="100%" style:font-name-complex="Arial2"/>
    </style:style>
    <style:style style:name="T5" style:family="text">
      <style:text-properties fo:color="#000000" loext:opacity="100%" officeooo:rsid="0014b5fe" style:font-name-complex="Arial2"/>
    </style:style>
    <style:style style:name="T6" style:family="text">
      <style:text-properties fo:color="#000000" loext:opacity="100%" fo:font-style="italic" style:font-style-asian="italic" style:font-name-complex="Arial2"/>
    </style:style>
    <style:style style:name="T7" style:family="text">
      <style:text-properties fo:color="#000000" loext:opacity="100%" fo:font-weight="bold" style:font-weight-asian="bold" style:font-name-complex="Arial2" style:font-weight-complex="bold"/>
    </style:style>
    <style:style style:name="T8" style:family="text">
      <style:text-properties fo:color="#000000" loext:opacity="100%" fo:font-size="10pt" fo:font-style="italic" style:font-size-asian="10pt" style:font-style-asian="italic" style:font-name-complex="Arial2"/>
    </style:style>
    <style:style style:name="T9" style:family="text">
      <style:text-properties fo:color="#000000" loext:opacity="100%" style:font-name="Arial1" style:font-name-asian="Times New Roman1" style:font-name-complex="Arial2"/>
    </style:style>
    <style:style style:name="T10" style:family="text">
      <style:text-properties style:font-name="Arial" style:font-name-complex="Arial2"/>
    </style:style>
    <style:style style:name="T11" style:family="text">
      <style:text-properties style:font-name="Arial" fo:font-style="italic" style:font-style-asian="italic" style:font-name-complex="Arial2"/>
    </style:style>
    <style:style style:name="T12" style:family="text">
      <style:text-properties style:text-position="sub 58%" style:font-name="Arial" style:font-name-complex="Arial2"/>
    </style:style>
    <style:style style:name="T13" style:family="text">
      <style:text-properties style:text-position="sub 58%"/>
    </style:style>
    <style:style style:name="T14" style:family="text">
      <style:text-properties style:font-name="Symbol" style:font-name-asian="Symbol1"/>
    </style:style>
    <style:style style:name="T15" style:family="text">
      <style:text-properties fo:font-style="italic" style:font-style-asian="italic"/>
    </style:style>
    <style:style style:name="T16" style:family="text">
      <style:text-properties style:text-position="super 58%"/>
    </style:style>
    <style:style style:name="T17" style:family="text">
      <style:text-properties fo:font-size="11pt" style:font-size-asian="11pt"/>
    </style:style>
    <style:style style:name="T18" style:family="text">
      <style:text-properties fo:font-size="11pt" style:font-size-asian="11pt"/>
    </style:style>
    <style:style style:name="T19" style:family="text">
      <style:text-properties officeooo:rsid="00124a46"/>
    </style:style>
    <style:style style:name="T20" style:family="text">
      <style:text-properties officeooo:rsid="0013c07b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ole-draw-aspect="1" draw:visible-area-top="0in" draw:visible-area-width="1.9685in" draw:visible-area-height="1.968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T1">Prática 2 – Perceptron – para entregar</text:span></text:p>
      <text:p text:style-name="P1"><text:span text:style-name="T10">Uma equipe de engenheiros determinou que um tipo de falha comumente encontrado em motores de indução trifásicos de uma indústria pode ser pré-identificado (antes que a mesma ocorra) mediante as análises de três grandezas físicas {</text:span><text:span text:style-name="T11">x</text:span><text:span text:style-name="T12">1</text:span><text:span text:style-name="T10">, </text:span><text:span text:style-name="T11">x</text:span><text:span text:style-name="T12">2</text:span><text:span text:style-name="T10">, </text:span><text:span text:style-name="T11">x</text:span><text:span text:style-name="T12">3</text:span><text:span text:style-name="T10">}. O esquema ilustrativo do processo é mostrado na figura abaixo. Desta forma, a partir de tais grandezas, a equipe pretende aplicar um </text:span><text:span text:style-name="T11">Perceptron</text:span><text:span text:style-name="T10"> para classificar a operação do motor em duas classes, ou seja, “Operação Normal (Classe </text:span><text:span text:style-name="T11">C</text:span><text:span text:style-name="T12">1</text:span><text:span text:style-name="T10">)” ou “Iminência de Falha (Classe </text:span><text:span text:style-name="T11">C</text:span><text:span text:style-name="T12">2</text:span><text:span text:style-name="T10">)”, tendo o intuito de se efetuar manutenção preventiva e minimizar o custo operacional da indústria.</text:span></text:p>
      <text:p text:style-name="P1"/>
      <text:p text:style-name="P2"><draw:frame draw:style-name="fr2" draw:name="Object1" text:anchor-type="as-char" svg:width="4.8228in" svg:height="1.9689in" draw:z-index="1"><draw:object-ole xlink:href="./Obj100" xlink:type="simple" xlink:show="embed" xlink:actuate="onLoad"/><draw:image xlink:href="./ObjectReplacements/Obj100" xlink:type="simple" xlink:show="embed" xlink:actuate="onLoad"/></draw:frame></text:p>
      <text:p text:style-name="P1"/>
      <text:p text:style-name="P3"><text:span text:style-name="T10">A base de dados de treinamento do </text:span><text:span text:style-name="T11">Perceptron</text:span><text:span text:style-name="T10"> foi levantada por meio de sucessivos ensaios experimentais, conforme descrito pela Tabela em Anexo. Portanto, o neurônio constituinte do </text:span><text:span text:style-name="T11">Perceptron </text:span><text:span text:style-name="T10">terá três entradas e uma saída conforme ilustrado na figura abaixo.</text:span></text:p>
      <text:p text:style-name="P4"><text:bookmark-start text:name="OLE_LINK1"/><draw:frame draw:style-name="fr2" draw:name="Object2" text:anchor-type="as-char" svg:width="3.2291in" svg:height="1.8437in" draw:z-index="2"><draw:object-ole xlink:href="./Obj101" xlink:type="simple" xlink:show="embed" xlink:actuate="onLoad"/><draw:image xlink:href="./ObjectReplacements/Obj101" xlink:type="simple" xlink:show="embed" xlink:actuate="onLoad"/></draw:frame><text:bookmark-end text:name="OLE_LINK1"/></text:p>
      <text:p text:style-name="P26"><text:span text:style-name="T4"><text:tab/>Considerando o modelo de neurônio artificial </text:span><text:span text:style-name="T6">Perceptron </text:span><text:span text:style-name="T4">com o algoritmo de aprendizagem de Hebb, desenvolva as seguintes atividades:</text:span></text:p>
      <text:list xml:id="list1687374110" text:style-name="WWNum2">
        <text:list-item>
          <text:p text:style-name="P27"><text:span text:style-name="T4">O algoritmo de treinamento é supervisionado? Justifique.</text:span></text:p>
          <text:p text:style-name="P28"><text:span text:style-name="T4">R: Sim, é supervisionado, uma vez que o mesmo só é finalizado quando os resultados encontrados são iguais aos resultados fornecidos (a quarta coluna do arquivo treinamento.txt)</text:span></text:p>
        </text:list-item>
        <text:list-item>
          <text:p text:style-name="P27"><text:span text:style-name="T4">Qual função de ativação que deverá ser utilizada para o problema proposto?</text:span></text:p>
          <text:p text:style-name="P29"><text:span text:style-name="T4">R: </text:span><text:span text:style-name="T2">Degrau</text:span></text:p>
        </text:list-item>
        <text:list-item>
          <text:p text:style-name="P27"><text:soft-page-break/><text:span text:style-name="T4">Assumindo a taxa de aprendizagem de 0.01, implemente e execute 5 treinamentos da rede </text:span><text:span text:style-name="T6">Perceptron</text:span><text:span text:style-name="T4">, inicializando o vetor de pesos iniciais aleatoriamente de forma que este seja diferente a cada treinamento. </text:span></text:p>
        </text:list-item>
        <text:list-item>
          <text:p text:style-name="P33"><text:span text:style-name="T4">Registre os resultados dos treinamentos na tabela abaixo.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D"/>
        <table:table-column table:style-name="Table1.E"/>
        <table:table-column table:style-name="Table1.J"/>
        <table:table-row table:style-name="Table1.1">
          <table:table-cell table:style-name="Table1.A1" table:number-rows-spanned="2" office:value-type="string">
            <text:p text:style-name="P30">Treinamento</text:p>
          </table:table-cell>
          <table:table-cell table:style-name="Table1.A1" table:number-columns-spanned="4" office:value-type="string">
            <text:p text:style-name="P5">Vetor de Pesos Inicial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5">Vetor de Pesos Final</text:p>
          </table:table-cell>
          <table:covered-table-cell/>
          <table:covered-table-cell/>
          <table:covered-table-cell/>
          <table:table-cell table:style-name="Table1.A1" table:number-rows-spanned="2" office:value-type="string">
            <text:p text:style-name="P5">Número de Épocas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12"><text:span text:style-name="T14"></text:span></text:p>
          </table:table-cell>
          <table:table-cell table:style-name="Table1.A1" office:value-type="string">
            <text:p text:style-name="P5"><text:span text:style-name="T15">w</text:span><text:span text:style-name="T13">1</text:span></text:p>
          </table:table-cell>
          <table:table-cell table:style-name="Table1.A1" office:value-type="string">
            <text:p text:style-name="P5"><text:span text:style-name="T15">w</text:span><text:span text:style-name="T13">2</text:span></text:p>
          </table:table-cell>
          <table:table-cell table:style-name="Table1.A1" office:value-type="string">
            <text:p text:style-name="P5"><text:span text:style-name="T15">w</text:span><text:span text:style-name="T13">3</text:span></text:p>
          </table:table-cell>
          <table:table-cell table:style-name="Table1.A1" office:value-type="string">
            <text:p text:style-name="P12"><text:span text:style-name="T14"></text:span></text:p>
          </table:table-cell>
          <table:table-cell table:style-name="Table1.A1" office:value-type="string">
            <text:p text:style-name="P5"><text:span text:style-name="T15">w</text:span><text:span text:style-name="T13">1</text:span></text:p>
          </table:table-cell>
          <table:table-cell table:style-name="Table1.A1" office:value-type="string">
            <text:p text:style-name="P5"><text:span text:style-name="T15">w</text:span><text:span text:style-name="T13">2</text:span></text:p>
          </table:table-cell>
          <table:table-cell table:style-name="Table1.A1" office:value-type="string">
            <text:p text:style-name="P5"><text:span text:style-name="T15">w</text:span><text:span text:style-name="T13">3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5">1<text:span text:style-name="T16">o</text:span> (T1)</text:p>
          </table:table-cell>
          <table:table-cell table:style-name="Table1.A1" office:value-type="string">
            <text:p text:style-name="P20">0.6557</text:p>
          </table:table-cell>
          <table:table-cell table:style-name="Table1.A1" office:value-type="string">
            <text:p text:style-name="P20">0.0357</text:p>
          </table:table-cell>
          <table:table-cell table:style-name="Table1.A1" office:value-type="string">
            <text:p text:style-name="P20">0.8491</text:p>
          </table:table-cell>
          <table:table-cell table:style-name="Table1.A1" office:value-type="string">
            <text:p text:style-name="P20">0.9340</text:p>
          </table:table-cell>
          <table:table-cell table:style-name="Table1.A1" office:value-type="string">
            <text:p text:style-name="P20">0.0757</text:p>
          </table:table-cell>
          <table:table-cell table:style-name="Table1.A1" office:value-type="string">
            <text:p text:style-name="P20">0.3880</text:p>
          </table:table-cell>
          <table:table-cell table:style-name="Table1.A1" office:value-type="string">
            <text:p text:style-name="P20">0.3964</text:p>
          </table:table-cell>
          <table:table-cell table:style-name="Table1.A1" office:value-type="string">
            <text:p text:style-name="P20">0.8048</text:p>
          </table:table-cell>
          <table:table-cell table:style-name="Table1.A1" office:value-type="string">
            <text:p text:style-name="P10">28</text:p>
          </table:table-cell>
        </table:table-row>
        <table:table-row table:style-name="Table1.3">
          <table:table-cell table:style-name="Table1.A1" office:value-type="string">
            <text:p text:style-name="P5">2<text:span text:style-name="T16">o</text:span> (T2)</text:p>
          </table:table-cell>
          <table:table-cell table:style-name="Table1.A1" office:value-type="string">
            <text:p text:style-name="P20">0.6787</text:p>
          </table:table-cell>
          <table:table-cell table:style-name="Table1.A1" office:value-type="string">
            <text:p text:style-name="P20">0.7577</text:p>
          </table:table-cell>
          <table:table-cell table:style-name="Table1.A1" office:value-type="string">
            <text:p text:style-name="P20">0.7431</text:p>
          </table:table-cell>
          <table:table-cell table:style-name="Table1.A1" office:value-type="string">
            <text:p text:style-name="P20">0.3922</text:p>
          </table:table-cell>
          <table:table-cell table:style-name="Table1.A1" office:value-type="string">
            <text:p text:style-name="P20">0.0187</text:p>
          </table:table-cell>
          <table:table-cell table:style-name="Table1.A1" office:value-type="string">
            <text:p text:style-name="P20">-0.3008</text:p>
          </table:table-cell>
          <table:table-cell table:style-name="Table1.A1" office:value-type="string">
            <text:p text:style-name="P20">-0.3027</text:p>
          </table:table-cell>
          <table:table-cell table:style-name="Table1.A1" office:value-type="string">
            <text:p text:style-name="P20">0.6083</text:p>
          </table:table-cell>
          <table:table-cell table:style-name="Table1.A1" office:value-type="string">
            <text:p text:style-name="P10">45</text:p>
          </table:table-cell>
        </table:table-row>
        <table:table-row table:style-name="Table1.3">
          <table:table-cell table:style-name="Table1.A1" office:value-type="string">
            <text:p text:style-name="P5">3<text:span text:style-name="T16">o</text:span> (T3)</text:p>
          </table:table-cell>
          <table:table-cell table:style-name="Table1.A1" office:value-type="string">
            <text:p text:style-name="P20">0.6555</text:p>
          </table:table-cell>
          <table:table-cell table:style-name="Table1.A1" office:value-type="string">
            <text:p text:style-name="P20">0.1712</text:p>
          </table:table-cell>
          <table:table-cell table:style-name="Table1.A1" office:value-type="string">
            <text:p text:style-name="P20">0.7060</text:p>
          </table:table-cell>
          <table:table-cell table:style-name="Table1.A1" office:value-type="string">
            <text:p text:style-name="P20">0.0318</text:p>
          </table:table-cell>
          <table:table-cell table:style-name="Table1.A1" office:value-type="string">
            <text:p text:style-name="P20">0.0555</text:p>
          </table:table-cell>
          <table:table-cell table:style-name="Table1.A1" office:value-type="string">
            <text:p text:style-name="P20">-0.3808</text:p>
          </table:table-cell>
          <table:table-cell table:style-name="Table1.A1" office:value-type="string">
            <text:p text:style-name="P20">-0.3865</text:p>
          </table:table-cell>
          <table:table-cell table:style-name="Table1.A1" office:value-type="string">
            <text:p text:style-name="P20">0.7820</text:p>
          </table:table-cell>
          <table:table-cell table:style-name="Table1.A1" office:value-type="string">
            <text:p text:style-name="P10">59</text:p>
          </table:table-cell>
        </table:table-row>
        <table:table-row table:style-name="Table1.3">
          <table:table-cell table:style-name="Table1.A1" office:value-type="string">
            <text:p text:style-name="P5">4<text:span text:style-name="T16">o</text:span> (T4)</text:p>
          </table:table-cell>
          <table:table-cell table:style-name="Table1.A1" office:value-type="string">
            <text:p text:style-name="P20">0.2769</text:p>
          </table:table-cell>
          <table:table-cell table:style-name="Table1.A1" office:value-type="string">
            <text:p text:style-name="P20">0.0462</text:p>
          </table:table-cell>
          <table:table-cell table:style-name="Table1.A1" office:value-type="string">
            <text:p text:style-name="P20">0.0971</text:p>
          </table:table-cell>
          <table:table-cell table:style-name="Table1.A1" office:value-type="string">
            <text:p text:style-name="P20">0.8235</text:p>
          </table:table-cell>
          <table:table-cell table:style-name="Table1.A1" office:value-type="string">
            <text:p text:style-name="P20">0.0369</text:p>
          </table:table-cell>
          <table:table-cell table:style-name="Table1.A1" office:value-type="string">
            <text:p text:style-name="P20">-0.7575</text:p>
          </table:table-cell>
          <table:table-cell table:style-name="Table1.A1" office:value-type="string">
            <text:p text:style-name="P20">-0.7603</text:p>
          </table:table-cell>
          <table:table-cell table:style-name="Table1.A1" office:value-type="string">
            <text:p text:style-name="P20">1.5266</text:p>
          </table:table-cell>
          <table:table-cell table:style-name="Table1.A1" office:value-type="string">
            <text:p text:style-name="P11">86</text:p>
          </table:table-cell>
        </table:table-row>
        <table:table-row table:style-name="Table1.3">
          <table:table-cell table:style-name="Table1.A1" office:value-type="string">
            <text:p text:style-name="P5">5<text:span text:style-name="T16">o</text:span> (T5)</text:p>
          </table:table-cell>
          <table:table-cell table:style-name="Table1.A1" office:value-type="string">
            <text:p text:style-name="P14">0.6948</text:p>
          </table:table-cell>
          <table:table-cell table:style-name="Table1.A1" office:value-type="string">
            <text:p text:style-name="P14">0.3171</text:p>
          </table:table-cell>
          <table:table-cell table:style-name="Table1.A1" office:value-type="string">
            <text:p text:style-name="P14">0.9502</text:p>
          </table:table-cell>
          <table:table-cell table:style-name="Table1.A1" office:value-type="string">
            <text:p text:style-name="P14">0.0344</text:p>
          </table:table-cell>
          <table:table-cell table:style-name="Table1.A1" office:value-type="string">
            <text:p text:style-name="P14">-0.0052</text:p>
          </table:table-cell>
          <table:table-cell table:style-name="Table1.A1" office:value-type="string">
            <text:p text:style-name="P14">-0.3654</text:p>
          </table:table-cell>
          <table:table-cell table:style-name="Table1.A1" office:value-type="string">
            <text:p text:style-name="P14">-0.3762</text:p>
          </table:table-cell>
          <table:table-cell table:style-name="Table1.A1" office:value-type="string">
            <text:p text:style-name="P14">0.7440</text:p>
          </table:table-cell>
          <table:table-cell table:style-name="Table1.A1" office:value-type="string">
            <text:p text:style-name="P15">65</text:p>
          </table:table-cell>
        </table:table-row>
      </table:table>
      <text:p text:style-name="P41"/>
      <text:list xml:id="list154212652470448" text:continue-numbering="true" text:style-name="WWNum2">
        <text:list-item>
          <text:p text:style-name="P34"><text:span text:style-name="T4">Após o treinamento do </text:span><text:span text:style-name="T6">Perceptron</text:span><text:span text:style-name="T4">, aplique o mesmo para efetuar a identificação de falhas com os seguintes dados coletados pelos sensores situados na planta industrial. Ressalta-se que os resultados das saídas são referentes aos treinamentos realizados no item anterior.</text:span></text:p>
          <text:p text:style-name="P34"><draw:frame draw:style-name="fr1" draw:name="Frame1" text:anchor-type="paragraph" svg:y="0.0646in" svg:width="5.4181in" draw:z-index="0"><draw:text-box fo:min-height="0in"><table:table table:name="Table2" table:style-name="Table2"><table:table-column table:style-name="Table2.A"/><table:table-column table:style-name="Table2.B"/><table:table-column table:style-name="Table2.C" table:number-columns-repeated="2"/><table:table-column table:style-name="Table2.E"/><table:table-column table:style-name="Table2.F" table:number-columns-repeated="2"/><table:table-column table:style-name="Table2.H"/><table:table-column table:style-name="Table2.F"/><table:table-row table:style-name="Table2.1"><table:table-cell table:style-name="Table2.A1" office:value-type="string"><text:p text:style-name="P31">Amostra</text:p></table:table-cell><table:table-cell table:style-name="Table2.A1" office:value-type="string"><text:p text:style-name="P32"><text:span text:style-name="T15">x</text:span><text:span text:style-name="T13">1</text:span></text:p></table:table-cell><table:table-cell table:style-name="Table2.A1" office:value-type="string"><text:p text:style-name="P32"><text:span text:style-name="T15">x</text:span><text:span text:style-name="T13">2</text:span></text:p></table:table-cell><table:table-cell table:style-name="Table2.A1" office:value-type="string"><text:p text:style-name="P32"><text:span text:style-name="T15">x</text:span><text:span text:style-name="T13">3</text:span></text:p></table:table-cell><table:table-cell table:style-name="Table2.A1" office:value-type="string"><text:p text:style-name="P17">y</text:p><text:p text:style-name="P16">(T1)</text:p></table:table-cell><table:table-cell table:style-name="Table2.A1" office:value-type="string"><text:p text:style-name="P17">y</text:p><text:p text:style-name="P16">(T2)</text:p></table:table-cell><table:table-cell table:style-name="Table2.A1" office:value-type="string"><text:p text:style-name="P17">y</text:p><text:p text:style-name="P16">(T3)</text:p></table:table-cell><table:table-cell table:style-name="Table2.A1" office:value-type="string"><text:p text:style-name="P17">y</text:p><text:p text:style-name="P16">(T4)</text:p></table:table-cell><table:table-cell table:style-name="Table2.A1" office:value-type="string"><text:p text:style-name="P18">Y</text:p><text:p text:style-name="P5">(T5)</text:p></table:table-cell></table:table-row><table:table-row table:style-name="Table2.1"><table:table-cell table:style-name="Table2.A1" office:value-type="string"><text:p text:style-name="P9"><text:span text:style-name="T17">1</text:span></text:p></table:table-cell><table:table-cell table:style-name="Table2.B2" office:value-type="string"><text:p text:style-name="P22"><text:span text:style-name="T17">4.0736</text:span></text:p></table:table-cell><table:table-cell table:style-name="Table2.B2" office:value-type="string"><text:p text:style-name="P22"><text:span text:style-name="T17">4.5290</text:span></text:p></table:table-cell><table:table-cell table:style-name="Table2.B2" office:value-type="string"><text:p text:style-name="P22"><text:span text:style-name="T17">4.2580</text:span></text:p></table:table-cell><table:table-cell table:style-name="Table2.A1" office:value-type="string"><text:p text:style-name="P21">-<text:span text:style-name="T19">1</text:span></text:p></table:table-cell><table:table-cell table:style-name="Table2.F2" office:value-type="string"><text:p text:style-name="P5">-<text:span text:style-name="T19">1</text:span></text:p></table:table-cell><table:table-cell table:style-name="Table2.F2" office:value-type="string"><text:p text:style-name="P21">-<text:span text:style-name="T20">1</text:span></text:p></table:table-cell><table:table-cell table:style-name="Table2.F2" office:value-type="string"><text:p text:style-name="P21">-<text:span text:style-name="T20">1</text:span></text:p></table:table-cell><table:table-cell table:style-name="Table2.F2" office:value-type="string"><text:p text:style-name="P21">-<text:span text:style-name="T20">1</text:span></text:p></table:table-cell></table:table-row><table:table-row table:style-name="Table2.1"><table:table-cell table:style-name="Table2.A1" office:value-type="string"><text:p text:style-name="P9"><text:span text:style-name="T17">2</text:span></text:p></table:table-cell><table:table-cell table:style-name="Table2.B2" office:value-type="string"><text:p text:style-name="P22"><text:span text:style-name="T17">0.6349</text:span></text:p></table:table-cell><table:table-cell table:style-name="Table2.B2" office:value-type="string"><text:p text:style-name="P22"><text:span text:style-name="T17">4.5669</text:span></text:p></table:table-cell><table:table-cell table:style-name="Table2.B2" office:value-type="string"><text:p text:style-name="P22"><text:span text:style-name="T17">2.4343</text:span></text:p></table:table-cell><table:table-cell table:style-name="Table2.A1" office:value-type="string"><text:p text:style-name="P21">-<text:span text:style-name="T19">1</text:span></text:p></table:table-cell><table:table-cell table:style-name="Table2.F2" office:value-type="string"><text:p text:style-name="P21">-<text:span text:style-name="T19">1</text:span></text:p></table:table-cell><table:table-cell table:style-name="Table2.F2" office:value-type="string"><text:p text:style-name="P21">-<text:span text:style-name="T20">1</text:span></text:p></table:table-cell><table:table-cell table:style-name="Table2.F2" office:value-type="string"><text:p text:style-name="P21">-<text:span text:style-name="T20">1</text:span></text:p></table:table-cell><table:table-cell table:style-name="Table2.F2" office:value-type="string"><text:p text:style-name="P21">-<text:span text:style-name="T20">1</text:span></text:p></table:table-cell></table:table-row><table:table-row table:style-name="Table2.1"><table:table-cell table:style-name="Table2.A1" office:value-type="string"><text:p text:style-name="P9"><text:span text:style-name="T17">3</text:span></text:p></table:table-cell><table:table-cell table:style-name="Table2.B2" office:value-type="string"><text:p text:style-name="P22"><text:span text:style-name="T17">3.1618</text:span></text:p></table:table-cell><table:table-cell table:style-name="Table2.B2" office:value-type="string"><text:p text:style-name="P22"><text:span text:style-name="T17">0.4877</text:span></text:p></table:table-cell><table:table-cell table:style-name="Table2.B2" office:value-type="string"><text:p text:style-name="P22"><text:span text:style-name="T17">1.8373</text:span></text:p></table:table-cell><table:table-cell table:style-name="Table2.A1" office:value-type="string"><text:p text:style-name="P21">-<text:span text:style-name="T19">1</text:span></text:p></table:table-cell><table:table-cell table:style-name="Table2.F2" office:value-type="string"><text:p text:style-name="P23">1</text:p></table:table-cell><table:table-cell table:style-name="Table2.F2" office:value-type="string"><text:p text:style-name="P21">-<text:span text:style-name="T20">1</text:span></text:p></table:table-cell><table:table-cell table:style-name="Table2.F2" office:value-type="string"><text:p text:style-name="P24">1</text:p></table:table-cell><table:table-cell table:style-name="Table2.F2" office:value-type="string"><text:p text:style-name="P24">1</text:p></table:table-cell></table:table-row><table:table-row table:style-name="Table2.1"><table:table-cell table:style-name="Table2.A1" office:value-type="string"><text:p text:style-name="P9"><text:span text:style-name="T17">4</text:span></text:p></table:table-cell><table:table-cell table:style-name="Table2.B2" office:value-type="string"><text:p text:style-name="P22"><text:span text:style-name="T17">1.3925</text:span></text:p></table:table-cell><table:table-cell table:style-name="Table2.B2" office:value-type="string"><text:p text:style-name="P22"><text:span text:style-name="T17">2.7344</text:span></text:p></table:table-cell><table:table-cell table:style-name="Table2.B2" office:value-type="string"><text:p text:style-name="P22"><text:span text:style-name="T17">2.0922</text:span></text:p></table:table-cell><table:table-cell table:style-name="Table2.A1" office:value-type="string"><text:p text:style-name="P21">-<text:span text:style-name="T19">1</text:span></text:p></table:table-cell><table:table-cell table:style-name="Table2.F2" office:value-type="string"><text:p text:style-name="P23">1</text:p></table:table-cell><table:table-cell table:style-name="Table2.F2" office:value-type="string"><text:p text:style-name="P21">-<text:span text:style-name="T20">1</text:span></text:p></table:table-cell><table:table-cell table:style-name="Table2.F2" office:value-type="string"><text:p text:style-name="P24">1</text:p></table:table-cell><table:table-cell table:style-name="Table2.F2" office:value-type="string"><text:p text:style-name="P24">1</text:p></table:table-cell></table:table-row><table:table-row table:style-name="Table2.1"><table:table-cell table:style-name="Table2.A1" office:value-type="string"><text:p text:style-name="P9"><text:span text:style-name="T17">5</text:span></text:p></table:table-cell><table:table-cell table:style-name="Table2.B2" office:value-type="string"><text:p text:style-name="P22"><text:span text:style-name="T17">4.7875</text:span></text:p></table:table-cell><table:table-cell table:style-name="Table2.B2" office:value-type="string"><text:p text:style-name="P22"><text:span text:style-name="T17">4.8244</text:span></text:p></table:table-cell><table:table-cell table:style-name="Table2.B2" office:value-type="string"><text:p text:style-name="P22"><text:span text:style-name="T17">4.6913</text:span></text:p></table:table-cell><table:table-cell table:style-name="Table2.A1" office:value-type="string"><text:p text:style-name="P21">-<text:span text:style-name="T19">1</text:span></text:p></table:table-cell><table:table-cell table:style-name="Table2.F2" office:value-type="string"><text:p text:style-name="P21">-<text:span text:style-name="T19">1</text:span></text:p></table:table-cell><table:table-cell table:style-name="Table2.F2" office:value-type="string"><text:p text:style-name="P21">-<text:span text:style-name="T20">1</text:span></text:p></table:table-cell><table:table-cell table:style-name="Table2.F2" office:value-type="string"><text:p text:style-name="P21">-<text:span text:style-name="T20">1</text:span></text:p></table:table-cell><table:table-cell table:style-name="Table2.F2" office:value-type="string"><text:p text:style-name="P21">-<text:span text:style-name="T20">1</text:span></text:p></table:table-cell></table:table-row><table:table-row table:style-name="Table2.1"><table:table-cell table:style-name="Table2.A1" office:value-type="string"><text:p text:style-name="P9"><text:span text:style-name="T17">6</text:span></text:p></table:table-cell><table:table-cell table:style-name="Table2.B2" office:value-type="string"><text:p text:style-name="P22"><text:span text:style-name="T17">0.7881</text:span></text:p></table:table-cell><table:table-cell table:style-name="Table2.B2" office:value-type="string"><text:p text:style-name="P22"><text:span text:style-name="T17">4.8530</text:span></text:p></table:table-cell><table:table-cell table:style-name="Table2.B2" office:value-type="string"><text:p text:style-name="P22"><text:span text:style-name="T17">2.9396</text:span></text:p></table:table-cell><table:table-cell table:style-name="Table2.A1" office:value-type="string"><text:p text:style-name="P23">1</text:p></table:table-cell><table:table-cell table:style-name="Table2.F2" office:value-type="string"><text:p text:style-name="P23">1</text:p></table:table-cell><table:table-cell table:style-name="Table2.F2" office:value-type="string"><text:p text:style-name="P24">1</text:p></table:table-cell><table:table-cell table:style-name="Table2.F2" office:value-type="string"><text:p text:style-name="P24">1</text:p></table:table-cell><table:table-cell table:style-name="Table2.F2" office:value-type="string"><text:p text:style-name="P24">1</text:p></table:table-cell></table:table-row><table:table-row table:style-name="Table2.1"><table:table-cell table:style-name="Table2.A1" office:value-type="string"><text:p text:style-name="P9"><text:span text:style-name="T17">7</text:span></text:p></table:table-cell><table:table-cell table:style-name="Table2.B2" office:value-type="string"><text:p text:style-name="P22"><text:span text:style-name="T17">4.7858</text:span></text:p></table:table-cell><table:table-cell table:style-name="Table2.B2" office:value-type="string"><text:p text:style-name="P22"><text:span text:style-name="T17">2.4269</text:span></text:p></table:table-cell><table:table-cell table:style-name="Table2.B2" office:value-type="string"><text:p text:style-name="P22"><text:span text:style-name="T17">3.7253</text:span></text:p></table:table-cell><table:table-cell table:style-name="Table2.A1" office:value-type="string"><text:p text:style-name="P23">1</text:p></table:table-cell><table:table-cell table:style-name="Table2.F2" office:value-type="string"><text:p text:style-name="P23">1</text:p></table:table-cell><table:table-cell table:style-name="Table2.F2" office:value-type="string"><text:p text:style-name="P24">1</text:p></table:table-cell><table:table-cell table:style-name="Table2.F2" office:value-type="string"><text:p text:style-name="P24">1</text:p></table:table-cell><table:table-cell table:style-name="Table2.F2" office:value-type="string"><text:p text:style-name="P24">1</text:p></table:table-cell></table:table-row><table:table-row table:style-name="Table2.1"><table:table-cell table:style-name="Table2.A1" office:value-type="string"><text:p text:style-name="P9"><text:span text:style-name="T17">8</text:span></text:p></table:table-cell><table:table-cell table:style-name="Table2.B2" office:value-type="string"><text:p text:style-name="P22"><text:span text:style-name="T17">4.0014</text:span></text:p></table:table-cell><table:table-cell table:style-name="Table2.B2" office:value-type="string"><text:p text:style-name="P22"><text:span text:style-name="T17">0.7094</text:span></text:p></table:table-cell><table:table-cell table:style-name="Table2.B2" office:value-type="string"><text:p text:style-name="P22"><text:span text:style-name="T17">2.3517</text:span></text:p></table:table-cell><table:table-cell table:style-name="Table2.A1" office:value-type="string"><text:p text:style-name="P21">-<text:span text:style-name="T19">1</text:span></text:p></table:table-cell><table:table-cell table:style-name="Table2.F2" office:value-type="string"><text:p text:style-name="P21">-<text:span text:style-name="T19">1</text:span></text:p></table:table-cell><table:table-cell table:style-name="Table2.F2" office:value-type="string"><text:p text:style-name="P21">-<text:span text:style-name="T20">1</text:span></text:p></table:table-cell><table:table-cell table:style-name="Table2.F2" office:value-type="string"><text:p text:style-name="P21">-<text:span text:style-name="T20">1</text:span></text:p></table:table-cell><table:table-cell table:style-name="Table2.F2" office:value-type="string"><text:p text:style-name="P24">1</text:p></table:table-cell></table:table-row><table:table-row table:style-name="Table2.1"><table:table-cell table:style-name="Table2.A1" office:value-type="string"><text:p text:style-name="P9"><text:span text:style-name="T17">9</text:span></text:p></table:table-cell><table:table-cell table:style-name="Table2.B2" office:value-type="string"><text:p text:style-name="P22"><text:span text:style-name="T17">2.1088</text:span></text:p></table:table-cell><table:table-cell table:style-name="Table2.B2" office:value-type="string"><text:p text:style-name="P22"><text:span text:style-name="T17">4.5787</text:span></text:p></table:table-cell><table:table-cell table:style-name="Table2.B2" office:value-type="string"><text:p text:style-name="P22"><text:span text:style-name="T17">3.3765</text:span></text:p></table:table-cell><table:table-cell table:style-name="Table2.A1" office:value-type="string"><text:p text:style-name="P23">1</text:p></table:table-cell><table:table-cell table:style-name="Table2.F2" office:value-type="string"><text:p text:style-name="P23">1</text:p></table:table-cell><table:table-cell table:style-name="Table2.F2" office:value-type="string"><text:p text:style-name="P24">1</text:p></table:table-cell><table:table-cell table:style-name="Table2.F2" office:value-type="string"><text:p text:style-name="P24">1</text:p></table:table-cell><table:table-cell table:style-name="Table2.F2" office:value-type="string"><text:p text:style-name="P24">1</text:p></table:table-cell></table:table-row><table:table-row table:style-name="Table2.1"><table:table-cell table:style-name="Table2.A1" office:value-type="string"><text:p text:style-name="P9"><text:span text:style-name="T17">10</text:span></text:p></table:table-cell><table:table-cell table:style-name="Table2.B2" office:value-type="string"><text:p text:style-name="P22"><text:span text:style-name="T17">3.9610</text:span></text:p></table:table-cell><table:table-cell table:style-name="Table2.B2" office:value-type="string"><text:p text:style-name="P22"><text:span text:style-name="T17">4.7975</text:span></text:p></table:table-cell><table:table-cell table:style-name="Table2.B2" office:value-type="string"><text:p text:style-name="P22"><text:span text:style-name="T17">4.3967</text:span></text:p></table:table-cell><table:table-cell table:style-name="Table2.A1" office:value-type="string"><text:p text:style-name="P23">1</text:p></table:table-cell><table:table-cell table:style-name="Table2.F2" office:value-type="string"><text:p text:style-name="P23">1</text:p></table:table-cell><table:table-cell table:style-name="Table2.F2" office:value-type="string"><text:p text:style-name="P24">1</text:p></table:table-cell><table:table-cell table:style-name="Table2.F2" office:value-type="string"><text:p text:style-name="P24">1</text:p></table:table-cell><table:table-cell table:style-name="Table2.F2" office:value-type="string"><text:p text:style-name="P24">1</text:p></table:table-cell></table:table-row></table:table></draw:text-box></draw:frame><text:span text:style-name="T4"/></text:p>
        </text:list-item>
        <text:list-item>
          <text:p text:style-name="P35"><text:span text:style-name="T4">Explique por que o número de épocas de treinamento varia a cada vez que se executa o treinamento do </text:span><text:span text:style-name="T6">Perceptron</text:span><text:span text:style-name="T4">.</text:span></text:p>
          <text:p text:style-name="P36"><text:span text:style-name="T4">R: pois o vetor inicial de pesos é iniciado com valores ale</text:span><text:span text:style-name="T5">atórios entre 0 e 1, assim podendo levar mais ou menos repetições para que o y alcance o valor desejado</text:span></text:p>
        </text:list-item>
        <text:list-item>
          <text:p text:style-name="P34"><text:span text:style-name="T4">Qual a principal limitação do </text:span><text:span text:style-name="T6">Perceptron</text:span><text:span text:style-name="T4"> quando aplicado em problemas de classificação de padrões?</text:span></text:p>
          <text:p text:style-name="P37"><text:span text:style-name="T4">R: A condição para que o Perceptron de camada simples possa ser utilizado como um classificador de padrões consiste em que as classes do problema a ser mapeado sejam linearmente separáveis.</text:span></text:p>
        </text:list-item>
        <text:list-item>
          <text:p text:style-name="P34"><text:soft-page-break/><text:span text:style-name="T4">Execute um treinamento considerando a entrada do limiar +1 (+θ), ao invés de -1 (-θ), e discuta o resultado.</text:span></text:p>
          <text:p text:style-name="P37"><text:span text:style-name="T4">R: No vetor de pesos final o primeiro item tem o sinal trocado. Normalmente ele costuma ser positivo para -</text:span><text:span text:style-name="T9">θ.</text:span></text:p>
        </text:list-item>
      </text:list>
      <text:p text:style-name="P6"/>
      <text:p text:style-name="P19"/>
      <text:p text:style-name="P25"><text:span text:style-name="T7">OBSERVAÇÕES:</text:span></text:p>
      <text:list xml:id="list160164123" text:style-name="WWNum1">
        <text:list-item>
          <text:p text:style-name="P38"><text:bookmark text:name="_GoBack"/><text:span text:style-name="T4">Anexar o programa fonte referente à implementação.</text:span></text:p>
        </text:list-item>
      </text:list>
      <text:p text:style-name="P39"/>
      <text:p text:style-name="P40"><text:span text:style-name="T8">Obs: Este exercício elaborado pelo Prof. Ivan Nunes da Silva.</text:span></text:p>
      <text:p text:style-name="P13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Standard" style:default-outline-level="" style:class="chapter">
      <style:paragraph-properties fo:margin-top="0.25in" fo:margin-bottom="0.1665in" style:contextual-spacing="false" fo:text-align="center" style:justify-single-word="false"/>
      <style:text-properties style:font-name="Times New Roman" fo:font-family="'Times New Roman'" style:font-family-generic="roman" style:font-pitch="variable" fo:font-size="18pt" style:text-underline-style="solid" style:text-underline-width="auto" style:text-underline-color="font-color" fo:font-weight="bold" style:font-size-asian="18pt" style:font-weight-asian="bold"/>
    </style:style>
    <style:style style:name="Body_20_Text_20_Indent_20_2" style:display-name="Body Text Indent 2" style:family="paragraph" style:parent-style-name="Standard" style:default-outline-level="">
      <style:paragraph-properties fo:margin-left="0in" fo:margin-right="0in" fo:margin-top="0.0835in" fo:margin-bottom="0in" style:contextual-spacing="false" fo:text-align="justify" style:justify-single-word="false" fo:text-indent="0.5909in" style:auto-text-indent="false"/>
      <style:text-properties fo:color="#000000" loext:opacity="100%" style:font-name="Times New Roman" fo:font-family="'Times New Roman'" style:font-family-generic="roman" style:font-pitch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style:font-name="Times New Roman" fo:font-family="'Times New Roman'" style:font-family-generic="roman" style:font-pitch="variable" fo:font-size="18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8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Recuo_20_de_20_corpo_20_de_20_texto_20_2_20_Char" style:display-name="Recuo de corpo de texto 2 Ch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37in" fo:text-indent="-0.25in" fo:margin-left="0.8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3437in" fo:text-indent="-0.25in" fo:margin-left="1.343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8437in" fo:text-indent="-0.1252in" fo:margin-left="1.843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.3437in" fo:text-indent="-0.25in" fo:margin-left="2.343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8437in" fo:text-indent="-0.25in" fo:margin-left="2.843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.3437in" fo:text-indent="-0.1252in" fo:margin-left="3.343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8437in" fo:text-indent="-0.25in" fo:margin-left="3.843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3437in" fo:text-indent="-0.25in" fo:margin-left="4.343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8437in" fo:text-indent="-0.1252in" fo:margin-left="4.8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AROLINA</meta:initial-creator>
    <meta:editing-cycles>4</meta:editing-cycles>
    <meta:creation-date>2013-03-22T21:56:00</meta:creation-date>
    <dc:date>2021-07-19T15:42:11.577000000</dc:date>
    <meta:editing-duration>PT17M19S</meta:editing-duration>
    <meta:generator>LibreOffice/7.1.4.2$Windows_X86_64 LibreOffice_project/a529a4fab45b75fefc5b6226684193eb000654f6</meta:generator>
    <meta:document-statistic meta:table-count="2" meta:image-count="0" meta:object-count="2" meta:page-count="3" meta:paragraph-count="188" meta:word-count="626" meta:character-count="3489" meta:non-whitespace-character-count="3054"/>
    <meta:user-defined meta:name="AppVersion">15.0000</meta:user-defined>
    <meta:template xlink:type="simple" xlink:actuate="onRequest" xlink:title="Normal.dotm" xlink:href=""/>
  </office:meta>
</office:document-meta>
</file>